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6b718" officeooo:paragraph-rsid="0016b7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SPDC :</text:p>
      <text:p text:style-name="P1"/>
      <text:p text:style-name="P1">API : Nos depu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7T19:17:47.208000000</dc:date>
    <meta:editing-duration>PT25S</meta:editing-duration>
    <meta:editing-cycles>1</meta:editing-cycles>
    <meta:document-statistic meta:table-count="0" meta:image-count="0" meta:object-count="0" meta:page-count="1" meta:paragraph-count="2" meta:word-count="7" meta:character-count="30" meta:non-whitespace-character-count="25"/>
    <meta:generator>LibreOffice/7.1.1.2$Windows_X86_64 LibreOffice_project/fe0b08f4af1bacafe4c7ecc87ce55bb426164676</meta:generator>
  </office:meta>
</office:document-meta>
</file>